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3_9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13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Type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Sabato Morais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Joseph Blumenthal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September 30, 1897</text:p>
      <text:p text:style-name="P6">Month<text:tab/><text:tab/><text:tab/><text:tab/><text:tab/><text:tab/>September</text:p>
      <text:p text:style-name="P6">Year<text:tab/><text:tab/><text:tab/><text:tab/><text:tab/><text:tab/>1897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2">(Symbols: ?=uncertain; []=supplied information; /=end of line)</text:p>
      <text:p text:style-name="P2"><text:span text:style-name="T1"/></text:p>
      <text:p text:style-name="P3">COPY<text:span text:style-name="T2">/</text:span></text:p>
      <text:p text:style-name="P4"><text:span text:style-name="T2">Ans. to Mrs. Muhr/</text:span></text:p>
      <text:p text:style-name="P4"><text:span text:style-name="T2">Sept. 30[/ inserted by author]97/</text:span></text:p>
      <text:p text:style-name="P3"><text:span text:style-name="T2">Honorable Joseph Blumenthal/</text:span></text:p>
      <text:p text:style-name="P3"><text:span text:style-name="T2"><text:tab/>My dear Sir/</text:span></text:p>
      <text:p text:style-name="P3"><text:span text:style-name="T2"><text:tab/><text:tab/>In response to my appeal, when writing to send/ greetings, Mrs. Muhr sent me the enclosed check. <text:s/>I send it to/ you, rather than to our treasurer, in the hopes that your acknowledg-/ment, may answer a good purpose. <text:s/>You may forward it to my address, or/ if you prefer it, to the lady's address which is--903 I think N. Broad/ St. <text:s/>I am thankful that I was able to perform my arduous duties during/ all the services of the last two days. <text:s/>The more grateful I feel, because/ last year, I was too ill, even to go to Synagogue./</text:span></text:p>
      <text:p text:style-name="P3"><text:span text:style-name="T2"><text:tab/>I received a Hebrew letter from a number of our/ students. <text:s/>I shall briefly reply tonight, though extremely engaged./</text:span></text:p>
      <text:p text:style-name="P3"><text:span text:style-name="T2"><text:tab/>Yours very truly/ S. MORAI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1T14:28:00.63</meta:creation-date>
    <dc:date>2012-01-11T14:32:31.03</dc:date>
    <dc:creator>Penn Libraries</dc:creator>
    <meta:editing-duration>PT00H04M3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8" meta:word-count="304" meta:character-count="2050"/>
  </office:meta>
</office:document-meta>
</file>